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style:font-weight-asian="bold" style:font-weight-complex="bold"/>
    </style:style>
    <style:style style:name="P2" style:family="paragraph" style:parent-style-name="Standard" style:list-style-name="L1">
      <style:text-properties style:font-name="Calibri" fo:font-weight="bold" style:font-weight-asian="bold" style:font-weight-complex="bold"/>
    </style:style>
    <style:style style:name="P3" style:family="paragraph" style:parent-style-name="Standard">
      <style:text-properties style:font-name="Calibri" fo:font-weight="bold" officeooo:rsid="00117455" officeooo:paragraph-rsid="0011745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0e4a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Una vez que ha ejecutado el script y ha creado la base de datos en MySQL Server, ¿qué sentencia SQL debería ejecutar para modificar el encoding de la base de datos y utilizar utf8mb4 en lugar de latin1?</text:p>
        </text:list-item>
      </text:list>
      <text:p text:style-name="P3"><text:span text:style-name="T1"/></text:p>
      <text:p text:style-name="P3"><text:span text:style-name="T1">ALTER BATABASE ventas CHARCACTER SET utf8mb4;</text:span></text:p>
      <text:p text:style-name="P1"><text:span text:style-name="T1"/></text:p>
      <text:list text:continue-numbering="true" text:style-name="L1">
        <text:list-item>
          <text:p text:style-name="P2">Modifique la columna nombre de la tabla cliente para que pueda almacenar cadenas de hasta 100 caracteres y para que no pueda ser NULL.</text:p>
        </text:list-item>
      </text:list>
      <text:p text:style-name="P3"><text:span text:style-name="T1"/></text:p>
      <text:p text:style-name="P3"><text:span text:style-name="T1">ALTER TABLE cliente MODIFY nombre VARCHAR(100) NOT NULL;</text:span></text:p>
      <text:p text:style-name="P1"><text:span text:style-name="T1"/></text:p>
      <text:list text:continue-numbering="true" text:style-name="L1">
        <text:list-item>
          <text:p text:style-name="P2">¿Qué comando puede ejecutar para comprobar que el cambio que se ha realizado en el paso anterior se ha ejecutado correctamente?</text:p>
        </text:list-item>
      </text:list>
      <text:p text:style-name="P1"><text:span text:style-name="T1"/></text:p>
      <text:p text:style-name="P3"><text:span text:style-name="T1">DESC cliente;</text:span></text:p>
      <text:p text:style-name="P1"><text:span text:style-name="T1"/></text:p>
      <text:list text:continue-numbering="true" text:style-name="L1">
        <text:list-item>
          <text:p text:style-name="P2">Modifique el nombre de la columna primer_apellido y asígnele apellido1. También tendrá que permitir que pueda almacenar hasta 100 caracteres y que no pueda ser un valor NULL.</text:p>
        </text:list-item>
      </text:list>
      <text:p text:style-name="P1"><text:span text:style-name="T1"/></text:p>
      <text:p text:style-name="P3"><text:span text:style-name="T1">ALTER TABLE cliente CHANGE primer_apellido apellido1 VARCHAR(100) NOT NULL;</text:span></text:p>
      <text:p text:style-name="P1"><text:span text:style-name="T1"/></text:p>
      <text:list text:continue-numbering="true" text:style-name="L1">
        <text:list-item>
          <text:p text:style-name="P2">Añada una nueva columna a la tabla cliente para poder almacenar el segundo apellido. La columna se debe llamar apellido2 debe estar entre la columna apellido1 y ciudad, puede almacenar hasta 100 caracteres y puede ser NULL.</text:p>
        </text:list-item>
      </text:list>
      <text:p text:style-name="P1"><text:span text:style-name="T1"/></text:p>
      <text:p text:style-name="P3"><text:span text:style-name="T1">ALTER TABLE cliente ADD apellido2 VARCHAR(100) NULL AFTER apellido1;</text:span></text:p>
      <text:p text:style-name="P1"><text:span text:style-name="T1"/></text:p>
      <text:list text:continue-numbering="true" text:style-name="L1">
        <text:list-item>
          <text:p text:style-name="P2">Elimine la columna categor<text:span text:style-name="T2">í</text:span>a de la tabla cliente.</text:p>
        </text:list-item>
      </text:list>
      <text:p text:style-name="P1"><text:span text:style-name="T1"/></text:p>
      <text:p text:style-name="P3"><text:span text:style-name="T1">ALTER TABLE cliente DROP categoria;</text:span></text:p>
      <text:p text:style-name="P1"><text:span text:style-name="T1"/></text:p>
      <text:list text:continue-numbering="true" text:style-name="L1">
        <text:list-item>
          <text:p text:style-name="P2">Modifique la columna comisi<text:span text:style-name="T2">ó</text:span>n de la tabla comercial para que almacene por defecto el valor 10.</text:p>
        </text:list-item>
      </text:list>
      <text:p text:style-name="P1"><text:span text:style-name="T1"/></text:p>
      <text:p text:style-name="P3"><text:span text:style-name="T1">ALTER TABLE comercial ALTER comision SET DEFAULT ‘10’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14:29:36.335000000</meta:creation-date>
    <dc:date>2023-12-15T12:28:11.817000000</dc:date>
    <meta:editing-duration>PT31M40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4" meta:word-count="226" meta:character-count="1363" meta:non-whitespace-character-count="1158"/>
  </office:meta>
</office:document-meta>
</file>